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3">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Réunion du 08/04/2014 à 14h</text:p>
      <text:p text:style-name="Standard"/>
      <text:p text:style-name="Standard"/>
      <text:p text:style-name="Standard">Ce qui suit est le compte rendu de la réunion de travail du 08/04/2014. Il comporte trois parties : les dernières résolutions, les avancés, les nouveaux objectifs.</text:p>
      <text:p text:style-name="Standard"/>
      <text:p text:style-name="P4">Les dernières résolutions :</text:p>
      <text:p text:style-name="P6">Ces résolutions sont prises dans un context où la dynamique générale du réseau n'est pas facilement contrôlable. Le réseau est de grande taille et comporte beaucoup d'interactions. Une autre difficulté est que le simulateur à une fonctionnement embêtant quand les fréquences sont très grandes. Aussi afin de mieu contrôler la dynamique de notre grand réseau, nous avons décidé ce qui suit :</text:p>
      <text:list xml:id="list1286454054" text:style-name="L2">
        <text:list-item>
          <text:p text:style-name="P7">de le décomposer en sous graphes. Ces sous graphes correspondrai à un chemin depuis chaque gène pour lesquel nous avons un intérêt j'usqu'au nœud d'entré du réseau. Pour cela nous allons essayer de ne garder que les composants nécessaires à l'expression de chaque sous gène concerné. Donc un composant va apparaître dans le chemin si et seulement si il est nécessaire à l'expression du gène pour lequel nous sommes entrain de construire le sous graphe.</text:p>
        </text:list-item>
        <text:list-item>
          <text:p text:style-name="P2">Nous avons introduit de nouvelle hypothèses pour simuler la dynamique. </text:p>
        </text:list-item>
      </text:list>
      <text:p text:style-name="Standard"><text:s text:c="12"/>-le noeud d'entré est activé au début de la réaction et est désactivé par la suite.</text:p>
      <text:p text:style-name="Standard"><text:s text:c="12"/>-les protéines de signalisation s'activent et se désactivent selon le modèle de Thomas et en accord avec les patterns que nous avons identifié dans notre réseau <text:s/>de signalisation. </text:p>
      <text:p text:style-name="Standard"><text:s text:c="11"/>-Les faceurs de transcription une fois qu'ils sont activés, ils <text:s/>le restent tout au long de la réaction( à ce stade nous pensions pouvoir reproduire la dynamique des gènes si les facteurs de transcription restaient actifs.)</text:p>
      <text:p text:style-name="Standard"><text:s text:c="10"/>-Pour les gènes on garde les valeurs estimées des données d'expérimentation. <text:s/></text:p>
      <text:p text:style-name="Standard"/>
      <text:p text:style-name="P4">Les avancés :</text:p>
      <text:list xml:id="list1712186307" text:style-name="L1">
        <text:list-item>
          <text:p text:style-name="P1">la construction des sous graphes est terminée</text:p>
        </text:list-item>
        <text:list-item>
          <text:p text:style-name="P8">La complexité de la simulation est considérablement réduite et nous réuississons à déjà à reproduire une dynamique acceptable pour 4 gènes. Ceci est possible entre autre par un artifice de modélisation au niveau du facteur de transcription. Nous faisons l'hypothèse que la protéine(le facteur de transcription) se dégrade et a une influence de plus en plus faible sur le gène qu'elle contrôle. </text:p>
          <text:p text:style-name="P8">Pour mettre en œuvre cette hypothèse, il nous faut donc choisir une fréquence avec laquelle la protéine se dégrade. Pour l'instant, nous nous contentons de nous assurer que cette fréquence n'empêche pas le gène d'atteindre son deuxième niveau d'activation. </text:p>
          <text:p text:style-name="P1"/>
        </text:list-item>
      </text:list>
      <text:p text:style-name="P4">Les nouveaux objectifs :</text:p>
      <text:list xml:id="list239444697" text:style-name="L3">
        <text:list-item>
          <text:p text:style-name="P3">Améliorer les résultats sur les 8 gènes restants</text:p>
        </text:list-item>
        <text:list-item>
          <text:p text:style-name="P9">Réfléchir à une méthode moin arbitraire( Il faut toute fois préciser que nous essayons de simuler un comportement biologique à l'aide d'un outil stochastique. Dans la partie conception c'est assez simple. Mais dans la partie mise en œuvre, c'est plutôt un processus itératif qui peut être souvent long. </text:p>
        </text:list-item>
        <text:list-item>
          <text:p text:style-name="P3">Intégrer les sous graphes pour obtenir le plus grand sous réseau.</text:p>
        </text:list-item>
        <text:list-item>
          <text:p text:style-name="P3">Ajouter les feed-back négatif</text:p>
        </text:list-item>
        <text:list-item>
          <text:p text:style-name="P3">Faire un rapport technique très précis</text:p>
        </text:list-item>
        <text:list-item>
          <text:p text:style-name="P3">Etudier les composants clé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ppo </meta:initial-creator>
    <meta:creation-date>2014-04-10T10:09:54</meta:creation-date>
    <dc:date>2014-04-10T11:32:09</dc:date>
    <dc:creator>fippo </dc:creator>
    <meta:editing-duration>PT1H7M5S</meta:editing-duration>
    <meta:editing-cycles>6</meta:editing-cycles>
    <meta:generator>LibreOffice/3.5$Linux_X86_64 LibreOffice_project/350m1$Build-2</meta:generator>
    <meta:document-statistic meta:table-count="0" meta:image-count="0" meta:object-count="0" meta:page-count="1" meta:paragraph-count="21" meta:word-count="482" meta:character-count="3003" meta:non-whitespace-character-count="2498"/>
  </office:meta>
</office:document-meta>
</file>